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vi" fo:country="VN" fo:font-weight="bold" officeooo:rsid="0019f73b" officeooo:paragraph-rsid="0019f73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vi" fo:country="VN" fo:font-weight="bold" officeooo:rsid="0033a68a" officeooo:paragraph-rsid="0033a68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vi" fo:country="VN" fo:font-weight="bold" officeooo:rsid="00356cd6" officeooo:paragraph-rsid="00356cd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vi" fo:country="VN" fo:font-weight="bold" officeooo:rsid="00385835" officeooo:paragraph-rsid="0038583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vi" fo:country="VN" fo:font-weight="bold" officeooo:rsid="003a3371" officeooo:paragraph-rsid="003a337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vi" fo:country="VN" fo:font-weight="bold" officeooo:rsid="003acffe" officeooo:paragraph-rsid="003acff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vi" fo:country="VN" fo:font-weight="bold" officeooo:rsid="001284b3" officeooo:paragraph-rsid="001284b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vi" fo:country="VN" fo:font-weight="bold" officeooo:rsid="0042084d" officeooo:paragraph-rsid="0042084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vi" fo:country="VN" fo:font-weight="bold" officeooo:rsid="0043f747" officeooo:paragraph-rsid="0043f74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vi" fo:country="VN" fo:font-weight="bold" officeooo:rsid="00619b13" officeooo:paragraph-rsid="00619b13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vi" fo:country="VN" fo:font-weight="normal" officeooo:rsid="0019f73b" officeooo:paragraph-rsid="0019f73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vi" fo:country="VN" fo:font-weight="normal" officeooo:rsid="001a43f7" officeooo:paragraph-rsid="001a43f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vi" fo:country="VN" fo:font-weight="normal" officeooo:rsid="001a43f7" officeooo:paragraph-rsid="002550e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vi" fo:country="VN" fo:font-weight="normal" officeooo:rsid="001a43f7" officeooo:paragraph-rsid="002d26c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vi" fo:country="VN" fo:font-weight="normal" officeooo:rsid="00211034" officeooo:paragraph-rsid="0021103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vi" fo:country="VN" fo:font-weight="normal" officeooo:rsid="002715a6" officeooo:paragraph-rsid="002715a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vi" fo:country="VN" fo:font-weight="normal" officeooo:rsid="002ae4f5" officeooo:paragraph-rsid="002ae4f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vi" fo:country="VN" fo:font-weight="normal" officeooo:rsid="002d26cc" officeooo:paragraph-rsid="002d26c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vi" fo:country="VN" fo:font-weight="normal" officeooo:rsid="0036c5e9" officeooo:paragraph-rsid="0036c5e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language="vi" fo:country="VN" fo:font-weight="normal" officeooo:rsid="0046bf0d" officeooo:paragraph-rsid="0046bf0d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vi" fo:country="VN" fo:font-weight="normal" officeooo:rsid="004a8da7" officeooo:paragraph-rsid="004a8da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language="vi" fo:country="VN" fo:font-weight="normal" officeooo:rsid="004bff44" officeooo:paragraph-rsid="004bff44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vi" fo:country="VN" fo:font-weight="normal" officeooo:rsid="004c9715" officeooo:paragraph-rsid="004c9715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vi" fo:country="VN" fo:font-weight="normal" officeooo:rsid="004db410" officeooo:paragraph-rsid="004db410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vi" fo:country="VN" fo:font-weight="normal" officeooo:rsid="0051a36e" officeooo:paragraph-rsid="0051a36e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language="vi" fo:country="VN" fo:font-weight="normal" officeooo:rsid="0051a36e" officeooo:paragraph-rsid="0059660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language="vi" fo:country="VN" fo:font-weight="normal" officeooo:rsid="00520f67" officeooo:paragraph-rsid="00520f67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language="vi" fo:country="VN" fo:font-weight="normal" officeooo:rsid="0055348e" officeooo:paragraph-rsid="0055348e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language="vi" fo:country="VN" fo:font-weight="normal" officeooo:rsid="0058d63c" officeooo:paragraph-rsid="0058d63c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language="vi" fo:country="VN" fo:font-weight="normal" officeooo:rsid="006290ab" officeooo:paragraph-rsid="006290ab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language="vi" fo:country="VN" fo:font-weight="normal" officeooo:rsid="004bff44" officeooo:paragraph-rsid="0059660b" fo:background-color="#eeeeee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language="vi" fo:country="VN" fo:font-weight="normal" officeooo:rsid="004c9715" officeooo:paragraph-rsid="0059660b" fo:background-color="#eeeeee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language="vi" fo:country="VN" fo:font-weight="normal" officeooo:rsid="004db410" officeooo:paragraph-rsid="0059660b" fo:background-color="#eeeeee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language="vi" fo:country="VN" fo:font-weight="normal" officeooo:rsid="0051a36e" officeooo:paragraph-rsid="0059660b" fo:background-color="#eeeeee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language="vi" fo:country="VN" fo:font-weight="normal" officeooo:rsid="0058d63c" officeooo:paragraph-rsid="0059660b" fo:background-color="#eeeeee" style:font-weight-asian="normal" style:font-weight-complex="normal"/>
    </style:style>
    <style:style style:name="P36" style:family="paragraph" style:parent-style-name="Standard">
      <style:paragraph-properties fo:text-align="start" style:justify-single-word="false" fo:break-before="page"/>
      <style:text-properties fo:language="vi" fo:country="VN" fo:font-weight="normal" officeooo:rsid="002ae4f5" officeooo:paragraph-rsid="002c855c" style:font-weight-asian="normal" style:font-weight-complex="normal"/>
    </style:style>
    <style:style style:name="P37" style:family="paragraph" style:parent-style-name="Standard">
      <style:paragraph-properties fo:text-align="start" style:justify-single-word="false" fo:break-before="page"/>
      <style:text-properties fo:language="vi" fo:country="VN" fo:font-weight="normal" officeooo:rsid="0036c5e9" officeooo:paragraph-rsid="0036c5e9" style:font-weight-asian="normal" style:font-weight-complex="normal"/>
    </style:style>
    <style:style style:name="P38" style:family="paragraph" style:parent-style-name="Standard">
      <style:paragraph-properties fo:text-align="start" style:justify-single-word="false" fo:break-before="page"/>
      <style:text-properties fo:language="vi" fo:country="VN" fo:font-weight="bold" officeooo:rsid="0033a68a" officeooo:paragraph-rsid="0033a68a" style:font-weight-asian="bold" style:font-weight-complex="bold"/>
    </style:style>
    <style:style style:name="P39" style:family="paragraph" style:parent-style-name="Standard">
      <style:paragraph-properties fo:text-align="start" style:justify-single-word="false" fo:break-before="page"/>
      <style:text-properties fo:language="vi" fo:country="VN" fo:font-weight="bold" officeooo:rsid="00385835" officeooo:paragraph-rsid="00385835" style:font-weight-asian="bold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fo:language="vi" fo:country="VN" fo:font-weight="bold" officeooo:rsid="003a3371" officeooo:paragraph-rsid="003a3371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language="vi" fo:country="VN" fo:font-weight="normal" officeooo:rsid="00619b13" officeooo:paragraph-rsid="00619b13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language="vi" fo:country="VN" fo:font-weight="normal" officeooo:rsid="006605aa" officeooo:paragraph-rsid="006605aa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language="vi" fo:country="VN" fo:font-weight="normal" officeooo:rsid="0036c5e9" officeooo:paragraph-rsid="0036c5e9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language="vi" fo:country="VN" fo:font-weight="normal" officeooo:rsid="0069f081" officeooo:paragraph-rsid="006ddbf8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language="vi" fo:country="VN" fo:font-weight="normal" officeooo:rsid="006f284b" officeooo:paragraph-rsid="006f284b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language="vi" fo:country="VN" fo:font-weight="normal" officeooo:rsid="00720c85" officeooo:paragraph-rsid="00720c85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language="vi" fo:country="VN" fo:font-weight="normal" officeooo:rsid="0079e04a" officeooo:paragraph-rsid="0079e04a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language="vi" fo:country="VN" fo:font-weight="normal" officeooo:rsid="007d1ebc" officeooo:paragraph-rsid="0087fd06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language="vi" fo:country="VN" fo:font-weight="normal" officeooo:rsid="007f16f1" officeooo:paragraph-rsid="007f16f1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language="vi" fo:country="VN" fo:font-weight="normal" officeooo:rsid="004a8da7" officeooo:paragraph-rsid="007d1ebc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language="vi" fo:country="VN" fo:font-weight="bold" officeooo:rsid="00809033" officeooo:paragraph-rsid="00809033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language="vi" fo:country="VN" fo:font-weight="bold" officeooo:rsid="0055348e" officeooo:paragraph-rsid="0055348e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officeooo:paragraph-rsid="0082e366"/>
    </style:style>
    <style:style style:name="P54" style:family="paragraph">
      <loext:graphic-properties draw:fill="solid" draw:fill-color="#eeeeee"/>
      <style:text-properties style:font-name="Courier New" fo:font-size="12pt" fo:language="vi" fo:country="VN"/>
    </style:style>
    <style:style style:name="P55" style:family="paragraph">
      <loext:graphic-properties draw:fill="solid" draw:fill-color="#eeeeee"/>
      <style:text-properties style:font-name="Courier New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093f" style:font-weight-asian="bold" style:font-weight-complex="bold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fo:font-weight="bold" officeooo:rsid="00739ff7" fo:background-color="transparent" loext:char-shading-value="0" style:font-weight-asian="bold" style:font-weight-complex="bold"/>
    </style:style>
    <style:style style:name="T5" style:family="text">
      <style:text-properties fo:font-weight="bold" officeooo:rsid="00726e72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acffe" style:font-weight-asian="normal" style:font-weight-complex="normal"/>
    </style:style>
    <style:style style:name="T8" style:family="text">
      <style:text-properties fo:font-weight="normal" officeooo:rsid="003caf5c" style:font-weight-asian="normal" style:font-weight-complex="normal"/>
    </style:style>
    <style:style style:name="T9" style:family="text">
      <style:text-properties fo:font-weight="normal" fo:background-color="#dddddd" loext:char-shading-value="0" style:font-weight-asian="normal" style:font-weight-complex="normal"/>
    </style:style>
    <style:style style:name="T10" style:family="text">
      <style:text-properties officeooo:rsid="0019f73b"/>
    </style:style>
    <style:style style:name="T11" style:family="text">
      <style:text-properties officeooo:rsid="001b72e9"/>
    </style:style>
    <style:style style:name="T12" style:family="text">
      <style:text-properties officeooo:rsid="0020ea06"/>
    </style:style>
    <style:style style:name="T13" style:family="text">
      <style:text-properties officeooo:rsid="002dc772"/>
    </style:style>
    <style:style style:name="T14" style:family="text">
      <style:text-properties officeooo:rsid="002e7d5b"/>
    </style:style>
    <style:style style:name="T15" style:family="text">
      <style:text-properties officeooo:rsid="00354c70"/>
    </style:style>
    <style:style style:name="T16" style:family="text">
      <style:text-properties officeooo:rsid="00456e6d"/>
    </style:style>
    <style:style style:name="T17" style:family="text">
      <style:text-properties officeooo:rsid="004b05a1"/>
    </style:style>
    <style:style style:name="T18" style:family="text">
      <style:text-properties officeooo:rsid="005207d3"/>
    </style:style>
    <style:style style:name="T19" style:family="text">
      <style:text-properties officeooo:rsid="0064bed6"/>
    </style:style>
    <style:style style:name="T20" style:family="text">
      <style:text-properties officeooo:rsid="0068d38d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6b140e" fo:background-color="transparent" loext:char-shading-value="0"/>
    </style:style>
    <style:style style:name="T23" style:family="text">
      <style:text-properties officeooo:rsid="006c2884" fo:background-color="transparent" loext:char-shading-value="0"/>
    </style:style>
    <style:style style:name="T24" style:family="text">
      <style:text-properties officeooo:rsid="006c678b" fo:background-color="transparent" loext:char-shading-value="0"/>
    </style:style>
    <style:style style:name="T25" style:family="text">
      <style:text-properties officeooo:rsid="0036c5e9" fo:background-color="transparent" loext:char-shading-value="0"/>
    </style:style>
    <style:style style:name="T26" style:family="text">
      <style:text-properties officeooo:rsid="006ddbf8" fo:background-color="transparent" loext:char-shading-value="0"/>
    </style:style>
    <style:style style:name="T27" style:family="text">
      <style:text-properties officeooo:rsid="00739ff7" fo:background-color="transparent" loext:char-shading-value="0"/>
    </style:style>
    <style:style style:name="T28" style:family="text">
      <style:text-properties officeooo:rsid="0075f99e" fo:background-color="transparent" loext:char-shading-value="0"/>
    </style:style>
    <style:style style:name="T29" style:family="text">
      <style:text-properties officeooo:rsid="0077eb39" fo:background-color="transparent" loext:char-shading-value="0"/>
    </style:style>
    <style:style style:name="T30" style:family="text">
      <style:text-properties officeooo:rsid="0078d569" fo:background-color="transparent" loext:char-shading-value="0"/>
    </style:style>
    <style:style style:name="T31" style:family="text">
      <style:text-properties officeooo:rsid="007a9746" fo:background-color="transparent" loext:char-shading-value="0"/>
    </style:style>
    <style:style style:name="T32" style:family="text">
      <style:text-properties fo:language="vi" fo:country="VN" fo:font-weight="normal" officeooo:rsid="0082e366" fo:background-color="transparent" loext:char-shading-value="0" style:font-weight-asian="normal" style:font-weight-complex="normal"/>
    </style:style>
    <style:style style:name="T33" style:family="text">
      <style:text-properties style:font-name="Courier New" fo:font-size="12pt" fo:language="vi" fo:country="VN"/>
    </style:style>
    <style:style style:name="T34" style:family="text">
      <style:text-properties style:font-name="Courier New" fo:font-size="10pt" style:font-size-asian="10pt" style:font-size-complex="10pt"/>
    </style:style>
    <style:style style:name="gr1" style:family="graphic">
      <style:graphic-properties draw:stroke="none" svg:stroke-color="#000000" draw:fill="solid" draw:fill-color="#eeeeee" fo:min-height="1.3752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eeeeee" fo:min-height="7.4098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eeeeee" fo:min-height="3.6457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eeeeee" fo:min-height="2.3654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eeeeee" fo:min-height="6.1484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eeeeee" fo:min-height="0.729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eeeeee" fo:min-height="0.789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eeeeee" fo:min-height="5.518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solid" draw:fill-color="#eeeeee" fo:min-height="3.4689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solid" draw:fill-color="#eeeeee" fo:min-height="0.9134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solid" draw:fill-color="#eeeeee" fo:min-height="0.946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pring Security <text:span text:style-name="T12">(Spring Boot)</text:span></text:p>
      <text:p text:style-name="P8">Login with Username &amp; password</text:p>
      <text:p text:style-name="P1">Configuration</text:p>
      <text:p text:style-name="P11"><text:span text:style-name="T1">Step 1</text:span>: <text:span text:style-name="T11">Add security dependency</text:span></text:p>
      <text:p text:style-name="P11"><draw:frame text:anchor-type="paragraph" draw:z-index="0" draw:name="Shape1" draw:style-name="gr1" draw:text-style-name="P54" svg:width="6.698in" svg:height="1.3752in" svg:x="0.1862in" svg:y="0.1484in"><draw:text-box><text:p><text:span text:style-name="T33"/></text:p><text:p><text:span text:style-name="T33">&lt;dependency&gt;</text:span></text:p><text:p><text:span text:style-name="T33"><text:s text:c="12"/></text:span><text:span text:style-name="T33">&lt;groupId&gt;org.springframework.boot&lt;/groupId&gt;</text:span></text:p><text:p><text:span text:style-name="T33"><text:s text:c="12"/></text:span><text:span text:style-name="T33">&lt;artifactId&gt;spring-boot-starter-security&lt;/artifactId&gt;</text:span></text:p><text:p><text:span text:style-name="T33">&lt;/dependency&gt;</text:span></text:p></draw:text-box></draw:frame></text:p>
      <text:p text:style-name="P15"><draw:frame text:anchor-type="paragraph" draw:z-index="1" draw:name="Shape1" draw:style-name="gr1" draw:text-style-name="P54" svg:width="6.698in" svg:height="1.3752in" svg:x="0.1693in" svg:y="0.1425in"><draw:text-box><text:p><text:span text:style-name="T33">&lt;dependency&gt;</text:span></text:p><text:p><text:span text:style-name="T33"><text:s text:c="4"/></text:span><text:span text:style-name="T33">&lt;groupId&gt;org.springframework.security&lt;/groupId&gt;</text:span></text:p><text:p><text:span text:style-name="T33"><text:s text:c="4"/></text:span><text:span text:style-name="T33">&lt;artifactId&gt;spring-security-test&lt;/artifactId&gt;</text:span></text:p><text:p><text:span text:style-name="T33"><text:s text:c="4"/></text:span><text:span text:style-name="T33">&lt;scope&gt;test&lt;/scope&gt;</text:span></text:p><text:p><text:span text:style-name="T33">&lt;/dependency&gt;</text:span></text:p></draw:text-box></draw:frame></text:p>
      <text:p text:style-name="P15"/>
      <text:p text:style-name="P13"><text:span text:style-name="T1">Step 2</text:span>: <text:span text:style-name="T10">Create class extends WebSecurityConfigurerAdapter</text:span></text:p>
      <text:p text:style-name="P12"/>
      <text:p text:style-name="P16"/>
      <text:p text:style-name="P17"/>
      <text:p text:style-name="P36"><draw:frame text:anchor-type="paragraph" draw:z-index="2" draw:name="Shape3" draw:style-name="gr2" draw:text-style-name="P55" svg:width="6.2606in" svg:height="7.4098in" svg:x="0.1756in" svg:y="0.1264in"><draw:text-box><text:p><text:span text:style-name="T34">import org.springframework.security.core.userdetails.UserDetailsService;</text:span></text:p><text:p><text:span text:style-name="T34"/></text:p><text:p><text:span text:style-name="T34">@Configuration</text:span></text:p><text:p><text:span text:style-name="T34">@EnableWebSecurity</text:span></text:p><text:p><text:span text:style-name="T34">public class WebSecurityConfig extends WebSecurityConfigurerAdapter {</text:span></text:p><text:p><text:span text:style-name="T34"/></text:p><text:p><text:span text:style-name="T34"><text:s text:c="4"/></text:span><text:span text:style-name="T34">@Autowired</text:span></text:p><text:p><text:span text:style-name="T34"><text:s text:c="4"/></text:span><text:span text:style-name="T34">private UserDetailsService userDetailsService;</text:span></text:p><text:p><text:span text:style-name="T34"/></text:p><text:p><text:span text:style-name="T34"><text:s text:c="4"/></text:span><text:span text:style-name="T34">@Autowired</text:span></text:p><text:p><text:span text:style-name="T34"><text:s text:c="4"/></text:span><text:span text:style-name="T34">public void configureGlobal(AuthenticationManagerBuilder auth) throws Exception {</text:span></text:p><text:p><text:span text:style-name="T34"><text:s text:c="8"/></text:span><text:span text:style-name="T34">auth.userDetailsService(userDetailsService).passwordEncoder(passwordEncoder());</text:span></text:p><text:p><text:span text:style-name="T34"><text:s text:c="4"/></text:span><text:span text:style-name="T34">}</text:span></text:p><text:p><text:span text:style-name="T34"/></text:p><text:p><text:span text:style-name="T34"><text:s text:c="4"/></text:span><text:span text:style-name="T34">@Bean</text:span></text:p><text:p><text:span text:style-name="T34"><text:s text:c="4"/></text:span><text:span text:style-name="T34">public PasswordEncoder passwordEncoder() {</text:span></text:p><text:p><text:span text:style-name="T34"><text:s text:c="8"/></text:span><text:span text:style-name="T34">return new BCryptPasswordEncoder();</text:span></text:p><text:p><text:span text:style-name="T34"><text:s text:c="4"/></text:span><text:span text:style-name="T34">}</text:span></text:p><text:p><text:span text:style-name="T34"/></text:p><text:p><text:span text:style-name="T34"><text:s text:c="4"/></text:span><text:span text:style-name="T34">@Override</text:span></text:p><text:p><text:span text:style-name="T34"><text:s text:c="4"/></text:span><text:span text:style-name="T34">protected void configure(HttpSecurity http) throws Exception {</text:span></text:p><text:p><text:span text:style-name="T34"><text:s text:c="8"/></text:span><text:span text:style-name="T34">http</text:span></text:p><text:p><text:span text:style-name="T34"><text:s text:c="8"/></text:span><text:span text:style-name="T34">.authorizeRequests()</text:span></text:p><text:p><text:span text:style-name="T34"><text:s text:c="12"/></text:span><text:span text:style-name="T34">.antMatchers("/register").permitAll()</text:span></text:p><text:p><text:span text:style-name="T34"><text:s text:c="12"/></text:span><text:span text:style-name="T34">.antMatchers("/").hasRole("MEMBER")</text:span></text:p><text:p><text:span text:style-name="T34"><text:s text:c="12"/></text:span><text:span text:style-name="T34">.antMatchers("/admin").hasRole("ADMIN")</text:span></text:p><text:p><text:span text:style-name="T34"><text:s text:c="12"/></text:span><text:span text:style-name="T34">.antMatchers("/student").hasRole("MEMBER")</text:span></text:p><text:p><text:span text:style-name="T34"><text:s text:c="12"/></text:span><text:span text:style-name="T34">.antMatchers("/student/**").hasRole("ADMIN")</text:span></text:p><text:p><text:span text:style-name="T34"><text:s text:c="12"/></text:span><text:span text:style-name="T34">.antMatchers("/course/**").hasRole("ADMIN")</text:span></text:p><text:p><text:span text:style-name="T34"><text:s text:c="12"/></text:span><text:span text:style-name="T34">.and()</text:span></text:p><text:p><text:span text:style-name="T34"><text:s text:c="8"/></text:span><text:span text:style-name="T34">.formLogin()</text:span></text:p><text:p><text:span text:style-name="T34"><text:s text:c="12"/></text:span><text:span text:style-name="T34">.loginPage("/login")</text:span></text:p><text:p><text:span text:style-name="T34"><text:s text:c="12"/></text:span><text:span text:style-name="T34">.usernameParameter("email")</text:span></text:p><text:p><text:span text:style-name="T34"><text:s text:c="12"/></text:span><text:span text:style-name="T34">.passwordParameter("password")</text:span></text:p><text:p><text:span text:style-name="T34"><text:s text:c="12"/></text:span><text:span text:style-name="T34">.defaultSuccessUrl("/")</text:span></text:p><text:p><text:span text:style-name="T34"><text:s text:c="12"/></text:span><text:span text:style-name="T34">.failureUrl("/login?error")</text:span></text:p><text:p><text:span text:style-name="T34"><text:s text:c="12"/></text:span><text:span text:style-name="T34">.and()</text:span></text:p><text:p><text:span text:style-name="T34"><text:s text:c="8"/></text:span><text:span text:style-name="T34">.exceptionHandling()</text:span></text:p><text:p><text:span text:style-name="T34"><text:s text:c="12"/></text:span><text:span text:style-name="T34">.accessDeniedPage("/403");</text:span></text:p><text:p><text:span text:style-name="T34"><text:s text:c="4"/></text:span><text:span text:style-name="T34">}</text:span></text:p><text:p><text:span text:style-name="T34"/></text:p><text:p><text:span text:style-name="T34">}</text:span></text:p><text:p><text:span text:style-name="T34"/></text:p></draw:text-box></draw:frame></text:p>
      <text:p text:style-name="P18"><text:span text:style-name="T1">Step </text:span><text:span text:style-name="T2">3</text:span>: Create User and Role model <text:span text:style-name="T14">(full getter setter) </text:span>for store user and role in database using Hibernate (Spring starter JPA) <text:span text:style-name="T13">with Many to Many relationship.</text:span></text:p>
      <text:p text:style-name="P18"><draw:frame text:anchor-type="paragraph" draw:z-index="3" draw:name="Shape4" draw:style-name="gr3" draw:text-style-name="P55" svg:width="6.7087in" svg:height="3.6461in" svg:x="0.2839in" svg:y="0.1846in"><draw:text-box><text:p><text:span text:style-name="T34"/></text:p><text:p><text:span text:style-name="T34">@Entity</text:span></text:p><text:p><text:span text:style-name="T34">@Table(name = "USER")</text:span></text:p><text:p><text:span text:style-name="T34">public class User implements Serializable {</text:span></text:p><text:p><text:span text:style-name="T34"/></text:p><text:p><text:span text:style-name="T34"><text:s text:c="4"/></text:span><text:span text:style-name="T34">@Id</text:span></text:p><text:p><text:span text:style-name="T34"><text:s text:c="4"/></text:span><text:span text:style-name="T34">@GeneratedValue(strategy = GenerationType.IDENTITY)</text:span></text:p><text:p><text:span text:style-name="T34"><text:s text:c="4"/></text:span><text:span text:style-name="T34">private int id;</text:span></text:p><text:p><text:span text:style-name="T34"/></text:p><text:p><text:span text:style-name="T34"><text:s text:c="4"/></text:span><text:span text:style-name="T34">@NotBlank(message = "{email.notblank}")</text:span></text:p><text:p><text:span text:style-name="T34"><text:s text:c="4"/></text:span><text:span text:style-name="T34">@Column(nullable = false, unique = true)</text:span></text:p><text:p><text:span text:style-name="T34"><text:s text:c="4"/></text:span><text:span text:style-name="T34">private String email;</text:span></text:p><text:p><text:span text:style-name="T34"/></text:p><text:p><text:span text:style-name="T34"><text:s text:c="4"/></text:span><text:span text:style-name="T34">@NotBlank(message = "{password.notblank}")</text:span></text:p><text:p><text:span text:style-name="T34"><text:s text:c="4"/></text:span><text:span text:style-name="T34">@Column(nullable = false)</text:span></text:p><text:p><text:span text:style-name="T34"><text:s text:c="4"/></text:span><text:span text:style-name="T34">private String password;</text:span></text:p><text:p><text:span text:style-name="T34"/></text:p><text:p><text:span text:style-name="T34"><text:s text:c="4"/></text:span><text:span text:style-name="T34">@ManyToMany(fetch = FetchType.EAGER)</text:span></text:p><text:p><text:span text:style-name="T34"><text:s text:c="4"/></text:span><text:span text:style-name="T34">@JoinTable(name = "USER_ROLE", joinColumns = { @JoinColumn(name = "user_id") }, inverseJoinColumns = {</text:span></text:p><text:p><text:span text:style-name="T34"><text:s text:c="12"/></text:span><text:span text:style-name="T34">@JoinColumn(name = "role_id") })</text:span></text:p><text:p><text:span text:style-name="T34"><text:s text:c="4"/></text:span><text:span text:style-name="T34">private Set&lt;Role&gt; roles;</text:span></text:p></draw:text-box></draw:frame><text:soft-page-break/></text:p>
      <text:p text:style-name="P14"><draw:frame text:anchor-type="paragraph" draw:z-index="4" draw:name="Shape4" draw:style-name="gr4" draw:text-style-name="P55" svg:width="6.7087in" svg:height="2.3657in" svg:x="0.1965in" svg:y="0.2091in"><draw:text-box><text:p><text:span text:style-name="T34"/></text:p><text:p><text:span text:style-name="T34">@Entity</text:span></text:p><text:p><text:span text:style-name="T34">@Table(name = "ROLE")</text:span></text:p><text:p><text:span text:style-name="T34">public class Role implements Serializable {</text:span></text:p><text:p><text:span text:style-name="T34"/></text:p><text:p><text:span text:style-name="T34"><text:s text:c="4"/></text:span><text:span text:style-name="T34">@Id</text:span></text:p><text:p><text:span text:style-name="T34"><text:s text:c="4"/></text:span><text:span text:style-name="T34">@GeneratedValue(strategy = GenerationType.IDENTITY)</text:span></text:p><text:p><text:span text:style-name="T34"><text:s text:c="4"/></text:span><text:span text:style-name="T34">private int id;</text:span></text:p><text:p><text:span text:style-name="T34"/></text:p><text:p><text:span text:style-name="T34"><text:s text:c="4"/></text:span><text:span text:style-name="T34">@Column(nullable = false)</text:span></text:p><text:p><text:span text:style-name="T34"><text:s text:c="4"/></text:span><text:span text:style-name="T34">private String name;</text:span></text:p><text:p><text:span text:style-name="T34"/></text:p><text:p><text:span text:style-name="T34"><text:s text:c="4"/></text:span><text:span text:style-name="T34">@ManyToMany(mappedBy = "roles", fetch = FetchType.EAGER)</text:span></text:p><text:p><text:span text:style-name="T34"><text:s text:c="4"/></text:span><text:span text:style-name="T34">private Set&lt;User&gt; users;</text:span></text:p></draw:text-box></draw:frame></text:p>
      <text:p text:style-name="P3">Step 4: Create repository</text:p>
      <text:p text:style-name="P3"><draw:frame text:anchor-type="paragraph" draw:z-index="6" draw:name="Shape4" draw:style-name="gr6" draw:text-style-name="P55" svg:width="6.7087in" svg:height="0.7295in" svg:x="0.1339in" svg:y="0.1063in"><draw:text-box><text:p><text:span text:style-name="T34">public interface RoleRepository extends CrudRepository&lt;Role, Integer&gt; {</text:span></text:p><text:p><text:span text:style-name="T34"/></text:p><text:p><text:span text:style-name="T34"><text:s text:c="4"/></text:span><text:span text:style-name="T34">Role findByName(String name);</text:span></text:p><text:p><text:span text:style-name="T34">}</text:span></text:p></draw:text-box></draw:frame><draw:frame text:anchor-type="paragraph" draw:z-index="7" draw:name="Shape4" draw:style-name="gr7" draw:text-style-name="P55" svg:width="6.7087in" svg:height="0.7894in" svg:x="0.1756in" svg:y="1.0437in"><draw:text-box><text:p><text:span text:style-name="T34">public interface UserRepository extends CrudRepository&lt;User, Integer&gt; {</text:span></text:p><text:p><text:span text:style-name="T34"/></text:p><text:p><text:span text:style-name="T34"><text:s text:c="4"/></text:span><text:span text:style-name="T34">User findByEmail(String email);</text:span></text:p><text:p><text:span text:style-name="T34">}</text:span></text:p><text:p><text:span text:style-name="T34"/></text:p></draw:text-box></draw:frame></text:p>
      <text:p text:style-name="P38"><draw:frame text:anchor-type="paragraph" draw:z-index="5" draw:name="Shape4" draw:style-name="gr5" draw:text-style-name="P55" svg:width="6.7087in" svg:height="6.1488in" svg:x="0.0925in" svg:y="0.4429in"><draw:text-box><text:p><text:span text:style-name="T34">@Service</text:span></text:p><text:p><text:span text:style-name="T34">public class UserServiceImpl implements UserDetailsService {</text:span></text:p><text:p><text:span text:style-name="T34"/></text:p><text:p><text:span text:style-name="T34"><text:s text:c="4"/></text:span><text:span text:style-name="T34">@Autowired</text:span></text:p><text:p><text:span text:style-name="T34"><text:s text:c="4"/></text:span><text:span text:style-name="T34">private UserRepository userRepository;</text:span></text:p><text:p><text:span text:style-name="T34"/></text:p><text:p><text:span text:style-name="T34"><text:s text:c="4"/></text:span><text:span text:style-name="T34">@Autowired</text:span></text:p><text:p><text:span text:style-name="T34"><text:s text:c="4"/></text:span><text:span text:style-name="T34">private RoleRepository roleRepository;</text:span></text:p><text:p><text:span text:style-name="T34"/></text:p><text:p><text:span text:style-name="T34"><text:s text:c="4"/></text:span><text:span text:style-name="T34">private PasswordEncoder passwordEncoder;</text:span></text:p><text:p><text:span text:style-name="T34"/></text:p><text:p><text:span text:style-name="T34"><text:s text:c="4"/></text:span><text:span text:style-name="T34">@Autowired</text:span></text:p><text:p><text:span text:style-name="T34"><text:s text:c="4"/></text:span><text:span text:style-name="T34">public UserServiceImpl(@Lazy PasswordEncoder passwordEncoder) {</text:span></text:p><text:p><text:span text:style-name="T34"><text:s text:c="8"/></text:span><text:span text:style-name="T34">this.passwordEncoder = passwordEncoder;</text:span></text:p><text:p><text:span text:style-name="T34"><text:s text:c="4"/></text:span><text:span text:style-name="T34">}</text:span></text:p><text:p><text:span text:style-name="T34"/></text:p><text:p><text:span text:style-name="T34"><text:s text:c="4"/></text:span><text:span text:style-name="T34">@Override</text:span></text:p><text:p><text:span text:style-name="T34"><text:s text:c="4"/></text:span><text:span text:style-name="T34">public UserDetails loadUserByUsername(String username) throws UsernameNotFoundException {</text:span></text:p><text:p><text:span text:style-name="T34"><text:s text:c="8"/></text:span><text:span text:style-name="T34">User user = userRepository.findByEmail(username);</text:span></text:p><text:p><text:span text:style-name="T34"><text:s text:c="8"/></text:span><text:span text:style-name="T34">if (user == null) {</text:span></text:p><text:p><text:span text:style-name="T34"><text:s text:c="12"/></text:span><text:span text:style-name="T34">throw new UsernameNotFoundException("User not found");</text:span></text:p><text:p><text:span text:style-name="T34"><text:s text:c="8"/></text:span><text:span text:style-name="T34">}</text:span></text:p><text:p><text:span text:style-name="T34"/></text:p><text:p><text:span text:style-name="T34"><text:s text:c="8"/></text:span><text:span text:style-name="T34">Set&lt;GrantedAuthority&gt; grantedAuthorities = new HashSet&lt;GrantedAuthority&gt;();</text:span></text:p><text:p><text:span text:style-name="T34"/></text:p><text:p><text:span text:style-name="T34"><text:s text:c="8"/></text:span><text:span text:style-name="T34">Set&lt;Role&gt; roles = user.getRoles();</text:span></text:p><text:p><text:span text:style-name="T34"/></text:p><text:p><text:span text:style-name="T34"><text:s text:c="8"/></text:span><text:span text:style-name="T34">for (Role role : roles) {</text:span></text:p><text:p><text:span text:style-name="T34"><text:s text:c="12"/></text:span><text:span text:style-name="T34">grantedAuthorities.add(new SimpleGrantedAuthority(role.getName()));</text:span></text:p><text:p><text:span text:style-name="T34"><text:s text:c="8"/></text:span><text:span text:style-name="T34">}</text:span></text:p><text:p><text:span text:style-name="T34"/></text:p><text:p><text:span text:style-name="T34"><text:s text:c="8"/></text:span><text:span text:style-name="T34">return new org.springframework.security.core.userdetails.User(user.getEmail(), user.getPassword(),</text:span></text:p><text:p><text:span text:style-name="T34"><text:s text:c="16"/></text:span><text:span text:style-name="T34">grantedAuthorities);</text:span></text:p><text:p><text:span text:style-name="T34"><text:s text:c="4"/></text:span><text:span text:style-name="T34">}</text:span></text:p><text:p><text:span text:style-name="T34">}</text:span></text:p></draw:text-box></draw:frame>Step <text:span text:style-name="T15">5</text:span>: Implement UserDetailService</text:p>
      <text:p text:style-name="P2"/>
      <text:p text:style-name="P2"/>
      <text:p text:style-name="P4"/>
      <text:p text:style-name="P39">Step 6: Create Controller:</text:p>
      <text:p text:style-name="P4"><draw:frame text:anchor-type="paragraph" draw:z-index="8" draw:name="Shape4" draw:style-name="gr8" draw:text-style-name="P55" svg:width="6.7087in" svg:height="5.5185in" svg:x="0.0402in" svg:y="0.1327in"><draw:text-box><text:p><text:span text:style-name="T34">@Controller</text:span></text:p><text:p><text:span text:style-name="T34">public class MainController {</text:span></text:p><text:p><text:span text:style-name="T34"/></text:p><text:p><text:span text:style-name="T34"><text:s text:c="4"/></text:span><text:span text:style-name="T34">@GetMapping(value = { "/" })</text:span></text:p><text:p><text:span text:style-name="T34"><text:s text:c="4"/></text:span><text:span text:style-name="T34">public String index() {</text:span></text:p><text:p><text:span text:style-name="T34"><text:s text:c="8"/></text:span><text:span text:style-name="T34">return "homePage";</text:span></text:p><text:p><text:span text:style-name="T34"><text:s text:c="4"/></text:span><text:span text:style-name="T34">}</text:span></text:p><text:p><text:span text:style-name="T34"/></text:p><text:p><text:span text:style-name="T34"><text:s text:c="4"/></text:span><text:span text:style-name="T34">@GetMapping(value = { "/admin" })</text:span></text:p><text:p><text:span text:style-name="T34"><text:s text:c="4"/></text:span><text:span text:style-name="T34">public String admin() {</text:span></text:p><text:p><text:span text:style-name="T34"><text:s text:c="8"/></text:span><text:span text:style-name="T34">return "adminPage";</text:span></text:p><text:p><text:span text:style-name="T34"><text:s text:c="4"/></text:span><text:span text:style-name="T34">}</text:span></text:p><text:p><text:span text:style-name="T34"/></text:p><text:p><text:span text:style-name="T34"><text:s text:c="4"/></text:span><text:span text:style-name="T34">@GetMapping(value = "/403")</text:span></text:p><text:p><text:span text:style-name="T34"><text:s text:c="4"/></text:span><text:span text:style-name="T34">public String accessDenied() {</text:span></text:p><text:p><text:span text:style-name="T34"><text:s text:c="8"/></text:span><text:span text:style-name="T34">return "403";</text:span></text:p><text:p><text:span text:style-name="T34"><text:s text:c="4"/></text:span><text:span text:style-name="T34">}</text:span></text:p><text:p><text:span text:style-name="T34"/></text:p><text:p><text:span text:style-name="T34"><text:s text:c="4"/></text:span><text:span text:style-name="T34">@GetMapping("/login")</text:span></text:p><text:p><text:span text:style-name="T34"><text:s text:c="4"/></text:span><text:span text:style-name="T34">public String getLogin(Model model) {</text:span></text:p><text:p><text:span text:style-name="T34"/></text:p><text:p><text:span text:style-name="T34"><text:s text:c="8"/></text:span><text:span text:style-name="T34">return "login";</text:span></text:p><text:p><text:span text:style-name="T34"><text:s text:c="4"/></text:span><text:span text:style-name="T34">}</text:span></text:p><text:p><text:span text:style-name="T34"/></text:p><text:p><text:span text:style-name="T34"><text:s text:c="4"/></text:span><text:span text:style-name="T34">@GetMapping("/logout")</text:span></text:p><text:p><text:span text:style-name="T34"><text:s text:c="4"/></text:span><text:span text:style-name="T34">public String logout(HttpServletRequest httpServletRequest, HttpServletResponse httpServletResponse) {</text:span></text:p><text:p><text:span text:style-name="T34"><text:s text:c="8"/></text:span><text:span text:style-name="T34">Authentication auth = SecurityContextHolder.getContext().getAuthentication();</text:span></text:p><text:p><text:span text:style-name="T34"><text:s text:c="8"/></text:span><text:span text:style-name="T34">if (auth != null) {</text:span></text:p><text:p><text:span text:style-name="T34"><text:s text:c="12"/></text:span><text:span text:style-name="T34">new SecurityContextLogoutHandler().logout(httpServletRequest, httpServletResponse, auth);</text:span></text:p><text:p><text:span text:style-name="T34"><text:s text:c="8"/></text:span><text:span text:style-name="T34">}</text:span></text:p><text:p><text:span text:style-name="T34"><text:s text:c="8"/></text:span><text:span text:style-name="T34">return "redirect:/login?logout";</text:span></text:p><text:p><text:span text:style-name="T34"><text:s text:c="4"/></text:span><text:span text:style-name="T34">}</text:span></text:p></draw:text-box></draw:frame></text:p>
      <text:p text:style-name="P5"/>
      <text:p text:style-name="P40">Step 7: create HTML view (in this example use Thymeleaf template engine).<text:span text:style-name="T6"> Login view require a form with post method to </text:span><text:span text:style-name="T9">/login</text:span><text:span text:style-name="T6"> url </text:span><text:span text:style-name="T7">with 2 param that same name with</text:span><text:span text:style-name="T8"> 2 params were configured in Step 2.</text:span></text:p>
      <text:p text:style-name="P6"/>
      <text:p text:style-name="P5"><draw:frame text:anchor-type="paragraph" draw:z-index="9" draw:name="Shape4" draw:style-name="gr9" draw:text-style-name="P55" svg:width="6.7087in" svg:height="3.4689in" svg:x="0.0402in" svg:y="0.1327in"><draw:text-box><text:p><text:span text:style-name="T34">&lt;!DOCTYPE html&gt;</text:span></text:p><text:p><text:span text:style-name="T34">&lt;html xmlns:th="http://www.thymeleaf.org"&gt;</text:span></text:p><text:p><text:span text:style-name="T34">&lt;head&gt;</text:span></text:p><text:p><text:span text:style-name="T34">&lt;meta charset="UTF-8" /&gt;</text:span></text:p><text:p><text:span text:style-name="T34">&lt;title&gt;Login Page&lt;/title&gt;</text:span></text:p><text:p><text:span text:style-name="T34">&lt;link href="../static/css/style.css" th:href="@{/css/style.css}" rel="stylesheet" /&gt;</text:span></text:p><text:p><text:span text:style-name="T34">&lt;/head&gt;</text:span></text:p><text:p><text:span text:style-name="T34">&lt;body&gt;</text:span></text:p><text:p><text:span text:style-name="T34"><text:s text:c="4"/></text:span><text:span text:style-name="T34">&lt;div class="main-content"&gt;</text:span></text:p><text:p><text:span text:style-name="T34"><text:s text:c="8"/></text:span><text:span text:style-name="T34">&lt;p th:if="${param.error}" class="error"&gt;Invalid email or password&lt;/p&gt;</text:span></text:p><text:p><text:span text:style-name="T34"><text:s text:c="8"/></text:span><text:span text:style-name="T34">&lt;p th:if="${param.logout}" class="success"&gt;You have been logged out&lt;/p&gt;</text:span></text:p><text:p><text:span text:style-name="T34"><text:s text:c="8"/></text:span><text:span text:style-name="T34">&lt;h3&gt;Login to continue&lt;/h3&gt;</text:span></text:p><text:p><text:span text:style-name="T34"><text:s text:c="8"/></text:span><text:span text:style-name="T34">&lt;form th:action="@{/login}" method="POST"&gt;</text:span></text:p><text:p><text:span text:style-name="T34"><text:s text:c="12"/></text:span><text:span text:style-name="T34">&lt;input type="text" name="email" placeholder="Your email" /&gt;&lt;br /&gt;</text:span></text:p><text:p><text:span text:style-name="T34"><text:s text:c="12"/></text:span><text:span text:style-name="T34">&lt;input type="password" name="password" placeholder="Your password" /&gt;&lt;br /&gt;</text:span></text:p><text:p><text:span text:style-name="T34"><text:s text:c="12"/></text:span><text:span text:style-name="T34">&lt;button type="submit"&gt;Login&lt;/button&gt; &lt;br /&gt;</text:span></text:p><text:p><text:span text:style-name="T34"><text:s text:c="8"/></text:span><text:span text:style-name="T34">&lt;/form&gt;</text:span></text:p><text:p><text:span text:style-name="T34"><text:s text:c="4"/></text:span><text:span text:style-name="T34">&lt;/div&gt;</text:span></text:p><text:p><text:span text:style-name="T34">&lt;/body&gt;</text:span></text:p><text:p><text:span text:style-name="T34">&lt;/html&gt;</text:span></text:p></draw:text-box></draw:frame></text:p>
      <text:p text:style-name="P9">Login with Oauth2 <text:span text:style-name="T16">(Spring Social Security)</text:span></text:p>
      <text:p text:style-name="P9"/>
      <text:p text:style-name="P20">Dependenc<text:span text:style-name="T18">ies needed:</text:span></text:p>
      <text:p text:style-name="P31">spring-social-core</text:p>
      <text:p text:style-name="P32">spring-social-config</text:p>
      <text:p text:style-name="P33">spring-security-oauth2</text:p>
      <text:p text:style-name="P34">spring-social-security</text:p>
      <text:p text:style-name="P35">spring-social-web</text:p>
      <text:p text:style-name="P26"/>
      <text:p text:style-name="P22">https://mvnrepository.com/artifact/org.springframework.social/spring-social-core</text:p>
      <text:p text:style-name="P23"><draw:frame text:anchor-type="paragraph" draw:z-index="10" draw:name="Shape4" draw:style-name="gr10" draw:text-style-name="P55" svg:width="6.7087in" svg:height="0.9134in" svg:x="0.0402in" svg:y="0.1327in"><draw:text-box><text:p><text:span text:style-name="T34">&lt;dependency&gt;</text:span></text:p><text:p><text:span text:style-name="T34"><text:s text:c="4"/></text:span><text:span text:style-name="T34">&lt;groupId&gt;org.springframework.social&lt;/groupId&gt;</text:span></text:p><text:p><text:span text:style-name="T34"><text:s text:c="4"/></text:span><text:span text:style-name="T34">&lt;artifactId&gt;spring-social-core&lt;/artifactId&gt;</text:span></text:p><text:p><text:span text:style-name="T34"><text:s text:c="4"/></text:span><text:span text:style-name="T34">&lt;version&gt;1.1.6.RELEASE&lt;/version&gt;</text:span></text:p><text:p><text:span text:style-name="T34">&lt;/dependency&gt;</text:span></text:p></draw:text-box></draw:frame>https://mvnrepository.com/artifact/org.springframework.social/spring-social-config</text:p>
      <text:p text:style-name="P24"><draw:frame text:anchor-type="paragraph" draw:z-index="11" draw:name="Shape4" draw:style-name="gr10" draw:text-style-name="P55" svg:width="6.7087in" svg:height="0.9134in" svg:x="0.0402in" svg:y="0.1327in"><draw:text-box><text:p><text:span text:style-name="T34">&lt;dependency&gt;</text:span></text:p><text:p><text:span text:style-name="T34"><text:s text:c="4"/></text:span><text:span text:style-name="T34">&lt;groupId&gt;org.springframework.social&lt;/groupId&gt;</text:span></text:p><text:p><text:span text:style-name="T34"><text:s text:c="4"/></text:span><text:span text:style-name="T34">&lt;artifactId&gt;spring-social-config&lt;/artifactId&gt;</text:span></text:p><text:p><text:span text:style-name="T34"><text:s text:c="4"/></text:span><text:span text:style-name="T34">&lt;version&gt;1.1.6.RELEASE&lt;/version&gt;</text:span></text:p><text:p><text:span text:style-name="T34">&lt;/dependency&gt;</text:span></text:p></draw:text-box></draw:frame>https://mvnrepository.com/artifact/org.springframework.security.oauth/spring-security-oauth2</text:p>
      <text:p text:style-name="P21"><draw:frame text:anchor-type="paragraph" draw:z-index="12" draw:name="Shape4" draw:style-name="gr11" draw:text-style-name="P55" svg:width="6.7087in" svg:height="0.9469in" svg:x="0.0402in" svg:y="0.1327in"><draw:text-box><text:p><text:span text:style-name="T34">&lt;dependency&gt;</text:span></text:p><text:p><text:span text:style-name="T34"><text:s text:c="4"/></text:span><text:span text:style-name="T34">&lt;groupId&gt;org.springframework.security.oauth&lt;/groupId&gt;</text:span></text:p><text:p><text:span text:style-name="T34"><text:s text:c="4"/></text:span><text:span text:style-name="T34">&lt;artifactId&gt;spring-security-oauth2&lt;/artifactId&gt;</text:span></text:p><text:p><text:span text:style-name="T34"><text:s text:c="4"/></text:span><text:span text:style-name="T34">&lt;version&gt;2.3.5.RELEASE&lt;/version&gt;</text:span></text:p><text:p><text:span text:style-name="T34">&lt;/dependency&gt;</text:span></text:p><text:p><text:span text:style-name="T34"/></text:p></draw:text-box></draw:frame><text:soft-page-break/></text:p>
      <text:p text:style-name="P21"/>
      <text:p text:style-name="P25">https://mvnrepository.com/artifact/org.springframework.social/spring-social-security</text:p>
      <text:p text:style-name="P29"><draw:frame text:anchor-type="paragraph" draw:z-index="13" draw:name="Shape4" draw:style-name="gr10" draw:text-style-name="P55" svg:width="6.7087in" svg:height="0.9134in" svg:x="0.0402in" svg:y="0.1327in"><draw:text-box><text:p><text:span text:style-name="T34">&lt;dependency&gt;</text:span></text:p><text:p><text:span text:style-name="T34"><text:s text:c="4"/></text:span><text:span text:style-name="T34">&lt;groupId&gt;org.springframework.social&lt;/groupId&gt;</text:span></text:p><text:p><text:span text:style-name="T34"><text:s text:c="4"/></text:span><text:span text:style-name="T34">&lt;artifactId&gt;spring-social-security&lt;/artifactId&gt;</text:span></text:p><text:p><text:span text:style-name="T34"><text:s text:c="4"/></text:span><text:span text:style-name="T34">&lt;version&gt;1.1.6.RELEASE&lt;/version&gt;</text:span></text:p><text:p><text:span text:style-name="T34">&lt;/dependency&gt;</text:span></text:p></draw:text-box></draw:frame>https://mvnrepository.com/artifact/org.springframework.social/spring-social-web</text:p>
      <text:p text:style-name="P21"><draw:frame text:anchor-type="paragraph" draw:z-index="15" draw:name="Shape4" draw:style-name="gr10" draw:text-style-name="P55" svg:width="6.7087in" svg:height="0.9134in" svg:x="0.0402in" svg:y="0.1327in"><draw:text-box><text:p><text:span text:style-name="T34">&lt;dependency&gt;</text:span></text:p><text:p><text:span text:style-name="T34"><text:s text:c="4"/></text:span><text:span text:style-name="T34">&lt;groupId&gt;org.springframework.social&lt;/groupId&gt;</text:span></text:p><text:p><text:span text:style-name="T34"><text:s text:c="4"/></text:span><text:span text:style-name="T34">&lt;artifactId&gt;spring-social-web&lt;/artifactId&gt;</text:span></text:p><text:p><text:span text:style-name="T34"><text:s text:c="4"/></text:span><text:span text:style-name="T34">&lt;version&gt;1.1.5.RELEASE&lt;/version&gt;</text:span></text:p><text:p><text:span text:style-name="T34">&lt;/dependency&gt;</text:span></text:p></draw:text-box></draw:frame></text:p>
      <text:p text:style-name="P27">Dependencies for Oauth2</text:p>
      <text:p text:style-name="P52">Google Auth</text:p>
      <text:p text:style-name="P48">With Google, <text:span text:style-name="T1">remember to enable Google+ API</text:span> because it not enable by default.</text:p>
      <text:p text:style-name="P28"><text:a xlink:type="simple" xlink:href="https://mvnrepository.com/artifact/org.springframework.social/spring-social-google" text:style-name="Internet_20_link" text:visited-style-name="Visited_20_Internet_20_Link">https://mvnrepository.com/artifact/org.springframework.social/spring-social-google</text:a> </text:p>
      <text:p text:style-name="P27"><draw:frame text:anchor-type="paragraph" draw:z-index="14" draw:name="Shape4" draw:style-name="gr10" draw:text-style-name="P55" svg:width="6.7087in" svg:height="0.9134in" svg:x="0.0402in" svg:y="0.1327in"><draw:text-box><text:p><text:span text:style-name="T34">&lt;dependency&gt;</text:span></text:p><text:p><text:span text:style-name="T34"><text:s text:c="4"/></text:span><text:span text:style-name="T34">&lt;groupId&gt;org.springframework.social&lt;/groupId&gt;</text:span></text:p><text:p><text:span text:style-name="T34"><text:s text:c="4"/></text:span><text:span text:style-name="T34">&lt;artifactId&gt;spring-social-google&lt;/artifactId&gt;</text:span></text:p><text:p><text:span text:style-name="T34"><text:s text:c="4"/></text:span><text:span text:style-name="T34">&lt;version&gt;1.0.0.RELEASE&lt;/version&gt;</text:span></text:p><text:p><text:span text:style-name="T34">&lt;/dependency&gt;</text:span></text:p></draw:text-box></draw:frame></text:p>
      <text:p text:style-name="P10">Facebook Auth</text:p>
      <text:p text:style-name="P41"/>
      <text:p text:style-name="P30">Update to spring-social-facebook 3.0.0.M3 <text:span text:style-name="T19">versionSocial Security Configuration </text:span></text:p>
      <text:p text:style-name="P50"/>
      <text:p text:style-name="P42">Token Security Configuration <text:span text:style-name="T20">(JWT – Json web token)</text:span></text:p>
      <text:p text:style-name="P42"/>
      <text:p text:style-name="P42"><draw:frame text:anchor-type="paragraph" draw:z-index="16" draw:name="Shape4" draw:style-name="gr10" draw:text-style-name="P55" svg:width="6.7087in" svg:height="0.9134in" svg:x="0.1028in" svg:y="0.0909in"><draw:text-box><text:p><text:span text:style-name="T34">&lt;dependency&gt;</text:span></text:p><text:p><text:span text:style-name="T34"><text:s text:c="4"/></text:span><text:span text:style-name="T34">&lt;groupId&gt;io.jsonwebtoken&lt;/groupId&gt;</text:span></text:p><text:p><text:span text:style-name="T34"><text:s text:c="4"/></text:span><text:span text:style-name="T34">&lt;artifactId&gt;jjwt&lt;/artifactId&gt;</text:span></text:p><text:p><text:span text:style-name="T34"><text:s text:c="4"/></text:span><text:span text:style-name="T34">&lt;version&gt;0.9.0&lt;/version&gt;</text:span></text:p><text:p><text:span text:style-name="T34">&lt;/dependency&gt;</text:span></text:p></draw:text-box></draw:frame></text:p>
      <text:p text:style-name="P44"><text:span text:style-name="T1">JWT</text:span> using <text:span text:style-name="T3">Bearer </text:span><text:span text:style-name="T23">authorization </text:span><text:span text:style-name="T21">schem</text:span><text:span text:style-name="T22">e</text:span></text:p>
      <text:p text:style-name="P44"><text:span text:style-name="T26">(</text:span><text:span text:style-name="T24">read more: </text:span><text:a xlink:type="simple" xlink:href="https://developer.mozilla.org/en-US/docs/Web/HTTP/Authentication#Authentication_schemes" text:style-name="Internet_20_link" text:visited-style-name="Visited_20_Internet_20_Link"><text:span text:style-name="T25">https://developer.mozilla.org/en-US/docs/Web/HTTP/Authentication#Authentication_schemes</text:span></text:a><text:span text:style-name="T26">)</text:span></text:p>
      <text:p text:style-name="P44"><text:span text:style-name="T26"/></text:p>
      <text:p text:style-name="P45"><text:soft-page-break/><text:span text:style-name="T26">T</text:span><text:span text:style-name="T21">he following process is perform when authentication user with JWT:</text:span></text:p>
      <text:p text:style-name="P45"><text:span text:style-name="T21"/></text:p>
      <text:p text:style-name="P46"><text:span text:style-name="T21">Client: User input </text:span><text:span text:style-name="T3">username</text:span><text:span text:style-name="T21">, </text:span><text:span text:style-name="T3">password</text:span><text:span text:style-name="T21"> to login → sent to Server</text:span></text:p>
      <text:p text:style-name="P46"><text:span text:style-name="T21">Server: Login success, generate </text:span><text:span text:style-name="T3">token</text:span><text:span text:style-name="T21"> → send </text:span><text:span text:style-name="T3">token</text:span><text:span text:style-name="T21"> to Client</text:span></text:p>
      <text:p text:style-name="P46"><text:span text:style-name="T21">Client: Request resource with token and </text:span><text:span text:style-name="T3">authorization header bearer</text:span><text:span text:style-name="T21"> → send token to Server</text:span></text:p>
      <text:p text:style-name="P46"><text:span text:style-name="T21">Server: </text:span><text:span text:style-name="T27">Get header of request, read </text:span><text:span text:style-name="T4">Authorization</text:span><text:span text:style-name="T27"> attribute, c</text:span><text:span text:style-name="T21">heck <text:s/></text:span><text:span text:style-name="T28">if </text:span><text:span text:style-name="T21">is type of </text:span><text:span text:style-name="T3">bearer authenticatio</text:span><text:span text:style-name="T5">n</text:span><text:span text:style-name="T3"> scheme </text:span><text:span text:style-name="T31">(resolve token)</text:span><text:span text:style-name="T21">, </text:span><text:span text:style-name="T29">get token, </text:span><text:span text:style-name="T21">check token is valid (expired? Invalid?), </text:span><text:span text:style-name="T27">if token valid, </text:span><text:span text:style-name="T30">get the resource, → return resource to Client.</text:span></text:p>
      <text:p text:style-name="P47"><text:span text:style-name="T30">C</text:span><text:span text:style-name="T21">lient: Receive resource.</text:span></text:p>
      <text:p text:style-name="P45"><text:span text:style-name="T21"/></text:p>
      <text:p text:style-name="P51"><text:span text:style-name="T21">Configuration</text:span></text:p>
      <text:p text:style-name="P49"><text:span text:style-name="T21">Create </text:span><text:span text:style-name="T3">JwtTokenProvider</text:span><text:span text:style-name="T21"> to resolve, create, validate token.</text:span></text:p>
      <text:p text:style-name="P49"><text:span text:style-name="T21">Create </text:span><text:span text:style-name="T3">JwtTokenFilter</text:span><text:span text:style-name="T21"> to intercept the request and check token before it go to controller.</text:span></text:p>
      <text:p text:style-name="P49"><text:span text:style-name="T21">Create </text:span><text:span text:style-name="T3">JwtConfigurer</text:span><text:span text:style-name="T21"> to add </text:span><text:span text:style-name="T3">JwtTokenFilter</text:span><text:span text:style-name="T21"> to filter chain process.</text:span></text:p>
      <text:p text:style-name="P53"><text:span text:style-name="T32">See: </text:span><text:a xlink:type="simple" xlink:href="https://medium.com/@hantsy/protect-rest-apis-with-spring-security-and-jwt-5fbc90305cc5" text:style-name="Internet_20_link" text:visited-style-name="Visited_20_Internet_20_Link"><text:span text:style-name="T21">https://medium.com/@hantsy/protect-rest-apis-with-spring-security-and-jwt-5fbc90305cc5</text:span></text:a><text:span text:style-name="T21"> </text:span></text:p>
      <text:p text:style-name="P53"><text:span text:style-name="T21"/></text:p>
      <text:p text:style-name="P37">Refs:</text:p>
      <text:p text:style-name="P19"/>
      <text:p text:style-name="P19"><text:a xlink:type="simple" xlink:href="https://kipalog.com/posts/Huong-dan-lap-trinh-Spring-Security" text:style-name="Internet_20_link" text:visited-style-name="Visited_20_Internet_20_Link">https://kipalog.com/posts/Huong-dan-lap-trinh-Spring-Security</text:a> </text:p>
      <text:p text:style-name="P19"><text:a xlink:type="simple" xlink:href="https://o7planning.org/vi/11823/dang-nhap-bang-mang-xa-hoi-voi-oauth2-trong-spring-boot#a17245770" text:style-name="Internet_20_link" text:visited-style-name="Visited_20_Internet_20_Link">https://o7planning.org/vi/11823/dang-nhap-bang-mang-xa-hoi-voi-oauth2-trong-spring-boot#a17245770</text:a> </text:p>
      <text:p text:style-name="P19"><text:a xlink:type="simple" xlink:href="https://o7planning.org/vi/11123/tao-google-api-console-project-va-oauth2-client-id" text:style-name="Internet_20_link" text:visited-style-name="Visited_20_Internet_20_Link">https://o7planning.org/vi/11123/tao-google-api-console-project-va-oauth2-client-id</text:a> </text:p>
      <text:p text:style-name="P19"><text:a xlink:type="simple" xlink:href="https://medium.com/@hantsy/protect-rest-apis-with-spring-security-and-jwt-5fbc90305cc5" text:style-name="Internet_20_link" text:visited-style-name="Visited_20_Internet_20_Link">https://medium.com/@hantsy/protect-rest-apis-with-spring-security-and-jwt-5fbc90305cc5</text:a> </text:p>
      <text:p text:style-name="P19"><text:a xlink:type="simple" xlink:href="https://developer.mozilla.org/en-US/docs/Web/HTTP/Authentication#Authentication_schemes" text:style-name="Internet_20_link" text:visited-style-name="Visited_20_Internet_20_Link">https://developer.mozilla.org/en-US/docs/Web/HTTP/Authentication#Authentication_schemes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4M55S</meta:editing-duration>
    <meta:editing-cycles>115</meta:editing-cycles>
    <meta:generator>LibreOffice/5.2.0.4$Windows_X86_64 LibreOffice_project/066b007f5ebcc236395c7d282ba488bca6720265</meta:generator>
    <dc:date>2019-06-28T17:30:53.727000000</dc:date>
    <meta:document-statistic meta:table-count="0" meta:image-count="0" meta:object-count="0" meta:page-count="9" meta:paragraph-count="48" meta:word-count="282" meta:character-count="2949" meta:non-whitespace-character-count="2705"/>
    <meta:user-defined meta:name="Info 1"/>
    <meta:user-defined meta:name="Info 2"/>
    <meta:user-defined meta:name="Info 3"/>
    <meta:user-defined meta:name="Info 4"/>
  </office:meta>
</office:document-meta>
</file>